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E0000039276A4A680208C12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24.007cm" svg:height="13.202cm" svg:x="0.502cm" svg:y="0.499cm">
          <draw:image xlink:href="Pictures/100000010000067E0000039276A4A680208C12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5.01cm" fo:page-height="1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49:21.834532240</dc:date>
    <meta:editing-duration>PT4H41M54S</meta:editing-duration>
    <meta:editing-cycles>13</meta:editing-cycles>
    <meta:generator>LibreOffice/7.4.0.3$Linux_X86_64 LibreOffice_project/40$Build-3</meta:generator>
    <meta:document-statistic meta:object-count="1"/>
  </office:meta>
</office:document-meta>
</file>